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0.632cm"/>
    </style:style>
    <style:style style:name="gr2" style:family="graphic" style:parent-style-name="standard">
      <style:graphic-properties draw:stroke="none" svg:stroke-color="#000000" draw:fill="none" draw:fill-color="#ffffff" fo:min-height="1.139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0.413cm"/>
    </style:style>
    <style:style style:name="gr6" style:family="graphic" style:parent-style-name="standard">
      <style:graphic-properties draw:stroke="none" svg:stroke-color="#000000" draw:fill="none" draw:fill-color="#ffffff" fo:min-height="6.84cm"/>
    </style:style>
    <style:style style:name="gr7" style:family="graphic" style:parent-style-name="standard">
      <style:graphic-properties draw:stroke="none" svg:stroke-color="#000000" draw:fill="none" draw:fill-color="#ffffff" fo:min-height="6.86cm"/>
    </style:style>
    <style:style style:name="P1" style:family="paragraph">
      <style:text-properties fo:font-size="14pt" fo:font-weight="bold" style:font-size-asian="14pt" style:font-weight-asian="bold" style:font-size-complex="14pt" style:font-weight-complex="bold"/>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style>
    <style:style style:name="P5" style:family="paragraph">
      <style:text-properties fo:font-size="10pt" style:font-size-asian="10pt" style:font-size-complex="10pt"/>
    </style:style>
    <style:style style:name="P6" style:family="paragraph">
      <style:text-properties fo:font-size="12pt" style:font-size-asian="12pt" style:font-size-complex="12pt"/>
    </style:style>
    <style:style style:name="P7" style:family="paragraph">
      <style:paragraph-properties fo:text-align="center"/>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g>
          <draw:frame draw:style-name="gr1" draw:text-style-name="P1" draw:layer="layout" svg:width="2.7cm" svg:height="0.882cm" svg:x="6.479cm" svg:y="3.054cm">
            <draw:text-box>
              <text:p text:style-name="P1">coreBOS</text:p>
            </draw:text-box>
          </draw:frame>
          <draw:frame draw:style-name="gr1" draw:text-style-name="P2" draw:layer="layout" svg:width="2.7cm" svg:height="0.882cm" svg:x="4.282cm" svg:y="4.63cm">
            <draw:text-box>
              <text:p text:style-name="P2">Pay Page</text:p>
            </draw:text-box>
          </draw:frame>
          <draw:frame draw:style-name="gr2" draw:text-style-name="P1" draw:layer="layout" svg:width="2.7cm" svg:height="0.882cm" svg:x="9.931cm" svg:y="3.054cm">
            <draw:text-box>
              <text:p text:style-name="P1">Gateway</text:p>
            </draw:text-box>
          </draw:frame>
          <draw:frame draw:style-name="gr1" draw:text-style-name="P2" draw:layer="layout" svg:width="4.175cm" svg:height="0.882cm" svg:x="3.545cm" svg:y="6.205cm">
            <draw:text-box>
              <text:p text:style-name="P2">Thanks/Cancel</text:p>
            </draw:text-box>
          </draw:frame>
          <draw:frame draw:style-name="gr1" draw:text-style-name="P2" draw:layer="layout" svg:width="2.7cm" svg:height="0.882cm" svg:x="4.482cm" svg:y="7.222cm">
            <draw:text-box>
              <text:p text:style-name="P2">Omipay</text:p>
            </draw:text-box>
          </draw:frame>
          <draw:frame draw:style-name="gr1" draw:text-style-name="P3" draw:layer="layout" svg:width="4.417cm" svg:height="1.916cm" svg:x="3.324cm" svg:y="9.659cm">
            <draw:text-box>
              <text:p text:style-name="P3">Contact/Account</text:p>
              <text:p text:style-name="P3">SO/Invoice</text:p>
              <text:p text:style-name="P3">Payment</text:p>
            </draw:text-box>
          </draw:frame>
          <draw:line draw:style-name="gr3" draw:text-style-name="P4" draw:layer="layout" svg:x1="7.829cm" svg:y1="4.198cm" svg:x2="7.829cm" svg:y2="12.034cm">
            <text:p/>
          </draw:line>
          <draw:line draw:style-name="gr3" draw:text-style-name="P4" draw:layer="layout" svg:x1="11.281cm" svg:y1="4.148cm" svg:x2="11.281cm" svg:y2="11.984cm">
            <text:p/>
          </draw:line>
          <draw:line draw:style-name="gr4" draw:text-style-name="P4" draw:layer="layout" svg:x1="8.026cm" svg:y1="5.049cm" svg:x2="11.117cm" svg:y2="5.029cm">
            <text:p/>
          </draw:line>
          <draw:line draw:style-name="gr4" draw:text-style-name="P4" draw:layer="layout" svg:x1="11.117cm" svg:y1="6.624cm" svg:x2="8.108cm" svg:y2="6.604cm">
            <text:p/>
          </draw:line>
          <draw:line draw:style-name="gr4" draw:text-style-name="P4" draw:layer="layout" svg:x1="11.117cm" svg:y1="7.574cm" svg:x2="8.088cm" svg:y2="7.594cm">
            <text:p/>
          </draw:line>
          <draw:line draw:style-name="gr4" draw:text-style-name="P4" draw:layer="layout" svg:x1="5.397cm" svg:y1="8.079cm" svg:x2="5.397cm" svg:y2="9.715cm">
            <text:p/>
          </draw:line>
          <draw:frame draw:style-name="gr5" draw:text-style-name="P5" draw:layer="layout" svg:width="1.62cm" svg:height="0.663cm" svg:x="3.979cm" svg:y="8.386cm">
            <draw:text-box>
              <text:p text:style-name="P5">update</text:p>
            </draw:text-box>
          </draw:frame>
          <draw:frame draw:style-name="gr6" draw:text-style-name="P6" draw:layer="layout" svg:width="6.919cm" svg:height="7.09cm" svg:x="12.672cm" svg:y="4.766cm">
            <draw:text-box>
              <text:p text:style-name="P6">Debt exists, either payment or invoice record already exists.</text:p>
              <text:p text:style-name="P6"/>
              <text:p text:style-name="P6">We send our client a URL to make payment either on our web or directly to the payment gateway.</text:p>
              <text:p text:style-name="P6"/>
              <text:p text:style-name="P6">After payment, response is returned to client (Thanks/Cancel) and also directly to coreBOS through it's omnipay interface, this updates the status of the records in the application.</text:p>
            </draw:text-box>
          </draw:frame>
        </draw:g>
        <draw:g>
          <draw:frame draw:style-name="gr1" draw:text-style-name="P1" draw:layer="layout" svg:width="3.515cm" svg:height="0.882cm" svg:x="4.164cm" svg:y="15.454cm">
            <draw:text-box>
              <text:p text:style-name="P1">eCommerce</text:p>
            </draw:text-box>
          </draw:frame>
          <draw:frame draw:style-name="gr1" draw:text-style-name="P2" draw:layer="layout" svg:width="4.065cm" svg:height="0.882cm" svg:x="1.617cm" svg:y="17.63cm">
            <draw:text-box>
              <text:p text:style-name="P2">Pay Page (cart)</text:p>
            </draw:text-box>
          </draw:frame>
          <draw:frame draw:style-name="gr2" draw:text-style-name="P1" draw:layer="layout" svg:width="2.7cm" svg:height="1.389cm" svg:x="8.031cm" svg:y="15.454cm">
            <draw:text-box>
              <text:p text:style-name="P1">coreBOS</text:p>
            </draw:text-box>
          </draw:frame>
          <draw:frame draw:style-name="gr1" draw:text-style-name="P2" draw:layer="layout" svg:width="4.175cm" svg:height="0.882cm" svg:x="1.645cm" svg:y="19.005cm">
            <draw:text-box>
              <text:p text:style-name="P2">Thanks/Cancel</text:p>
            </draw:text-box>
          </draw:frame>
          <draw:frame draw:style-name="gr1" draw:text-style-name="P2" draw:layer="layout" svg:width="2.7cm" svg:height="0.882cm" svg:x="7.182cm" svg:y="20.022cm">
            <draw:text-box>
              <text:p text:style-name="P2">Omipay</text:p>
            </draw:text-box>
          </draw:frame>
          <draw:frame draw:style-name="gr1" draw:text-style-name="P7" draw:layer="layout" svg:width="4.417cm" svg:height="1.673cm" svg:x="5.518cm" svg:y="16.524cm">
            <draw:text-box>
              <text:p text:style-name="P7">Contact/Account</text:p>
              <text:p text:style-name="P7">SO/Invoice</text:p>
              <text:p text:style-name="P7">Payment</text:p>
            </draw:text-box>
          </draw:frame>
          <draw:line draw:style-name="gr3" draw:text-style-name="P4" draw:layer="layout" svg:x1="5.821cm" svg:y1="16.589cm" svg:x2="5.821cm" svg:y2="23.025cm">
            <text:p/>
          </draw:line>
          <draw:line draw:style-name="gr3" draw:text-style-name="P4" draw:layer="layout" svg:x1="9.381cm" svg:y1="16.548cm" svg:x2="9.381cm" svg:y2="22.984cm">
            <text:p/>
          </draw:line>
          <draw:line draw:style-name="gr4" draw:text-style-name="P4" draw:layer="layout" svg:x1="6.126cm" svg:y1="18.149cm" svg:x2="9.217cm" svg:y2="18.129cm">
            <text:p/>
          </draw:line>
          <draw:line draw:style-name="gr4" draw:text-style-name="P4" draw:layer="layout" svg:x1="12.732cm" svg:y1="19.446cm" svg:x2="6.026cm" svg:y2="19.406cm">
            <text:p/>
          </draw:line>
          <draw:line draw:style-name="gr4" draw:text-style-name="P4" draw:layer="layout" svg:x1="12.817cm" svg:y1="20.374cm" svg:x2="9.581cm" svg:y2="20.395cm">
            <text:p/>
          </draw:line>
          <draw:frame draw:style-name="gr7" draw:text-style-name="P5" draw:layer="layout" svg:width="6.338cm" svg:height="7.11cm" svg:x="13.576cm" svg:y="16.281cm">
            <draw:text-box>
              <text:p text:style-name="P5">eCommerce site fills cart. Upon checkout it sends information to coreBOS who registers all the information and creates debt.</text:p>
              <text:p text:style-name="P5"/>
              <text:p text:style-name="P5">Sends payment request to payment gateway.</text:p>
              <text:p text:style-name="P5"/>
              <text:p text:style-name="P5">Payment gateway processes payment and returns response to client (Thanks/Cancel) and also calls omnipay interface in coreBOS so it can update the status of the payment. Finally, coreBOS sends transaction information back to eCommerce site so it can also update the status of the cart there.</text:p>
            </draw:text-box>
          </draw:frame>
          <draw:frame draw:style-name="gr2" draw:text-style-name="P1" draw:layer="layout" svg:width="2.7cm" svg:height="0.882cm" svg:x="11.631cm" svg:y="15.454cm">
            <draw:text-box>
              <text:p text:style-name="P1">Gateway</text:p>
            </draw:text-box>
          </draw:frame>
          <draw:line draw:style-name="gr3" draw:text-style-name="P4" draw:layer="layout" svg:x1="12.981cm" svg:y1="16.548cm" svg:x2="12.981cm" svg:y2="22.984cm">
            <text:p/>
          </draw:line>
          <draw:line draw:style-name="gr4" draw:text-style-name="P4" draw:layer="layout" svg:x1="9.626cm" svg:y1="18.101cm" svg:x2="12.717cm" svg:y2="18.081cm">
            <text:p/>
          </draw:line>
          <draw:line draw:style-name="gr4" draw:text-style-name="P4" draw:layer="layout" svg:x1="9.282cm" svg:y1="20.869cm" svg:x2="6.046cm" svg:y2="20.89cm">
            <text:p/>
          </draw:line>
          <draw:frame draw:style-name="gr1" draw:text-style-name="P2" draw:layer="layout" svg:width="4.622cm" svg:height="0.882cm" svg:x="1.199cm" svg:y="20.505cm">
            <draw:text-box>
              <text:p text:style-name="P2">Finish Transaction</text:p>
            </draw:text-box>
          </draw:frame>
          <draw:frame draw:style-name="gr5" draw:text-style-name="P5" draw:layer="layout" svg:width="1.62cm" svg:height="0.663cm" svg:x="7.731cm" svg:y="20.687cm">
            <draw:text-box>
              <text:p text:style-name="P5">update</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e Bordes</meta:initial-creator>
    <meta:creation-date>2015-02-01T19:39:42</meta:creation-date>
    <dc:date>2015-02-01T20:09:12</dc:date>
    <dc:creator>Joe Bordes</dc:creator>
    <meta:editing-duration>PT22M38S</meta:editing-duration>
    <meta:editing-cycles>12</meta:editing-cycles>
    <meta:generator>LibreOffice/3.5$Linux_X86_64 LibreOffice_project/350m1$Build-2</meta:generator>
    <meta:document-statistic meta:object-count="34"/>
  </office:meta>
</office:document-meta>
</file>